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0.481cm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 fo:min-height="1.02cm" fo:min-width="9.6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8cm" fo:min-width="0cm"/>
    </style:style>
    <style:style style:name="gr4" style:family="graphic" style:parent-style-name="standard">
      <style:graphic-properties draw:stroke="none" draw:fill="none" fo:min-height="0.48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cm"/>
    </style:style>
    <style:style style:name="gr7" style:family="graphic" style:parent-style-name="objectwithoutfill">
      <style:graphic-properties draw:stroke="solid" draw:stroke-dash="Ultrafine_20_Dashed" draw:fill="none" draw:textarea-vertical-align="middle"/>
    </style:style>
    <style:style style:name="gr8" style:family="graphic" style:parent-style-name="objectwithoutfill">
      <style:graphic-properties draw:stroke="dash" draw:stroke-dash="Ultrafine_20_Dashed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draw:fill="none" fo:min-height="0.957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5.338cm" fo:min-width="3.215cm"/>
    </style:style>
    <style:style style:name="gr13" style:family="graphic" style:parent-style-name="standard">
      <style:graphic-properties draw:stroke="none" draw:fill="none" fo:min-height="0.83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8.386cm" fo:min-width="19.09cm"/>
    </style:style>
    <style:style style:name="P1" style:family="paragraph">
      <style:text-properties fo:color="#111111" fo:font-size="12pt" fo:font-weight="bold" style:font-size-asian="12pt" style:font-weight-asian="bold" style:font-size-complex="12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color="#ffffff" fo:font-style="italic" fo:font-weight="bold" style:font-style-asian="italic" style:font-weight-asian="bold" style:font-style-complex="italic" style:font-weight-complex="bold"/>
    </style:style>
    <style:style style:name="P4" style:family="paragraph">
      <style:text-properties fo:color="#ffffff" style:font-name="Helvetica" fo:font-style="italic" fo:font-weight="bold" style:font-style-asian="italic" style:font-weight-asian="bold" style:font-style-complex="italic" style:font-weight-complex="bold"/>
    </style:style>
    <style:style style:name="P5" style:family="paragraph">
      <style:paragraph-properties fo:text-align="start"/>
    </style:style>
    <style:style style:name="P6" style:family="paragraph">
      <style:text-properties style:font-name="Helvetica" fo:font-size="12pt" style:font-size-asian="12pt" style:font-size-complex="12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text-properties style:font-name="Helvetica" fo:font-size="9pt" style:font-size-asian="9pt" style:font-size-complex="9pt"/>
    </style:style>
    <style:style style:name="T1" style:family="text">
      <style:text-properties fo:color="#111111" style:font-name="Helvetica"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color="#111111" style:font-name="Helvetica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ffff" style:font-name="Helvetica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font-name="Helvetica" fo:font-size="12pt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Helvetica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061cm" svg:height="0.738cm" svg:x="11.16cm" svg:y="1.278cm">
          <draw:text-box>
            <text:p text:style-name="P1"><text:span text:style-name="T1">Player name</text:span><text:span text:style-name="T2">:__________________________</text:span></text:p>
          </draw:text-box>
        </draw:frame>
        <draw:custom-shape draw:style-name="gr2" draw:text-style-name="P2" draw:layer="layout" svg:width="10.16cm" svg:height="1.27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0.061cm" svg:height="1.238cm" svg:x="1cm" svg:y="1.132cm">
          <draw:text-box>
            <text:p text:style-name="P3"><text:span text:style-name="T3">STAQS Official Character Sheet</text:span></text:p>
          </draw:text-box>
        </draw:frame>
        <draw:frame draw:style-name="gr4" draw:text-style-name="P5" draw:layer="layout" svg:width="19.34cm" svg:height="0.739cm" svg:x="1.091cm" svg:y="2.397cm">
          <draw:text-box>
            <text:p text:style-name="P5"><text:span text:style-name="T4">Name:_______________________ Class:________________ Gender:____ Height:___ Weight:___</text:span></text:p>
          </draw:text-box>
        </draw:frame>
        <draw:frame draw:style-name="gr5" draw:text-style-name="P6" draw:layer="layout" svg:width="4.96cm" svg:height="0.738cm" svg:x="1cm" svg:y="8.898cm">
          <draw:text-box>
            <text:p><text:span text:style-name="T4">Portrait/Description Box</text:span></text:p>
          </draw:text-box>
        </draw:frame>
        <draw:frame draw:style-name="gr6" draw:text-style-name="P7" draw:layer="layout" svg:width="1.488cm" svg:height="0.729cm" svg:x="1.036cm" svg:y="22.336cm">
          <draw:text-box>
            <text:p text:style-name="P7"><text:span text:style-name="T5">Stuff:</text:span></text:p>
          </draw:text-box>
        </draw:frame>
        <draw:line draw:style-name="gr7" draw:text-style-name="P2" draw:layer="layout" svg:x1="1cm" svg:y1="23.098cm" svg:x2="20.582cm" svg:y2="23.098cm">
          <text:p/>
        </draw:line>
        <draw:line draw:style-name="gr8" draw:text-style-name="P2" draw:layer="layout" svg:x1="1.008cm" svg:y1="26.94cm" svg:x2="20.59cm" svg:y2="26.94cm">
          <text:p/>
        </draw:line>
        <draw:line draw:style-name="gr8" draw:text-style-name="P2" draw:layer="layout" svg:x1="1cm" svg:y1="26.273cm" svg:x2="20.582cm" svg:y2="26.273cm">
          <text:p/>
        </draw:line>
        <draw:line draw:style-name="gr8" draw:text-style-name="P2" draw:layer="layout" svg:x1="1cm" svg:y1="25.638cm" svg:x2="20.582cm" svg:y2="25.638cm">
          <text:p/>
        </draw:line>
        <draw:line draw:style-name="gr8" draw:text-style-name="P2" draw:layer="layout" svg:x1="1cm" svg:y1="25.003cm" svg:x2="20.582cm" svg:y2="25.003cm">
          <text:p/>
        </draw:line>
        <draw:line draw:style-name="gr8" draw:text-style-name="P2" draw:layer="layout" svg:x1="1.008cm" svg:y1="24.368cm" svg:x2="20.59cm" svg:y2="24.368cm">
          <text:p/>
        </draw:line>
        <draw:line draw:style-name="gr8" draw:text-style-name="P2" draw:layer="layout" svg:x1="1cm" svg:y1="23.733cm" svg:x2="20.582cm" svg:y2="23.733cm">
          <text:p/>
        </draw:line>
        <draw:frame draw:style-name="gr9" draw:text-style-name="P7" draw:layer="layout" svg:width="3.393cm" svg:height="0.729cm" svg:x="1.036cm" svg:y="15.51cm">
          <draw:text-box>
            <text:p text:style-name="P7"><text:span text:style-name="T5">Abilities:</text:span></text:p>
          </draw:text-box>
        </draw:frame>
        <draw:line draw:style-name="gr7" draw:text-style-name="P2" draw:layer="layout" svg:x1="1.008cm" svg:y1="16.24cm" svg:x2="16.875cm" svg:y2="16.24cm">
          <text:p/>
        </draw:line>
        <draw:line draw:style-name="gr8" draw:text-style-name="P2" draw:layer="layout" svg:x1="1cm" svg:y1="20.101cm" svg:x2="20.582cm" svg:y2="20.101cm">
          <text:p/>
        </draw:line>
        <draw:line draw:style-name="gr8" draw:text-style-name="P2" draw:layer="layout" svg:x1="1cm" svg:y1="19.466cm" svg:x2="20.582cm" svg:y2="19.466cm">
          <text:p/>
        </draw:line>
        <draw:line draw:style-name="gr8" draw:text-style-name="P2" draw:layer="layout" svg:x1="1cm" svg:y1="18.831cm" svg:x2="20.582cm" svg:y2="18.831cm">
          <text:p/>
        </draw:line>
        <draw:line draw:style-name="gr8" draw:text-style-name="P2" draw:layer="layout" svg:x1="1cm" svg:y1="18.196cm" svg:x2="20.582cm" svg:y2="18.196cm">
          <text:p/>
        </draw:line>
        <draw:line draw:style-name="gr8" draw:text-style-name="P2" draw:layer="layout" svg:x1="1.008cm" svg:y1="17.561cm" svg:x2="20.59cm" svg:y2="17.561cm">
          <text:p/>
        </draw:line>
        <draw:line draw:style-name="gr8" draw:text-style-name="P2" draw:layer="layout" svg:x1="1cm" svg:y1="16.926cm" svg:x2="20.582cm" svg:y2="16.926cm">
          <text:p/>
        </draw:line>
        <draw:line draw:style-name="gr10" draw:text-style-name="P2" draw:layer="layout" svg:x1="4.81cm" svg:y1="22.082cm" svg:x2="4.81cm" svg:y2="9.636cm">
          <text:p/>
        </draw:line>
        <draw:frame draw:style-name="gr11" draw:text-style-name="P7" draw:layer="layout" svg:width="3.175cm" svg:height="1.207cm" svg:x="4.81cm" svg:y="15.51cm">
          <draw:text-box>
            <text:p text:style-name="P7"><text:span text:style-name="T5">Description:</text:span></text:p>
          </draw:text-box>
        </draw:frame>
        <draw:line draw:style-name="gr8" draw:text-style-name="P2" draw:layer="layout" svg:x1="1cm" svg:y1="21.402cm" svg:x2="20.582cm" svg:y2="21.402cm">
          <text:p/>
        </draw:line>
        <draw:line draw:style-name="gr8" draw:text-style-name="P2" draw:layer="layout" svg:x1="1cm" svg:y1="20.767cm" svg:x2="20.582cm" svg:y2="20.767cm">
          <text:p/>
        </draw:line>
        <draw:line draw:style-name="gr8" draw:text-style-name="P2" draw:layer="layout" svg:x1="1cm" svg:y1="22.102cm" svg:x2="20.582cm" svg:y2="22.102cm">
          <text:p/>
        </draw:line>
        <draw:frame draw:style-name="gr9" draw:text-style-name="P7" draw:layer="layout" svg:width="3.393cm" svg:height="0.729cm" svg:x="1.036cm" svg:y="9.89cm">
          <draw:text-box>
            <text:p text:style-name="P7"><text:span text:style-name="T5">Stats:</text:span></text:p>
          </draw:text-box>
        </draw:frame>
        <draw:line draw:style-name="gr7" draw:text-style-name="P2" draw:layer="layout" svg:x1="1cm" svg:y1="10.652cm" svg:x2="16.875cm" svg:y2="10.652cm">
          <text:p/>
        </draw:line>
        <draw:line draw:style-name="gr8" draw:text-style-name="P2" draw:layer="layout" svg:x1="1cm" svg:y1="14.481cm" svg:x2="16.869cm" svg:y2="14.481cm">
          <text:p/>
        </draw:line>
        <draw:line draw:style-name="gr8" draw:text-style-name="P2" draw:layer="layout" svg:x1="1cm" svg:y1="13.846cm" svg:x2="16.869cm" svg:y2="13.846cm">
          <text:p/>
        </draw:line>
        <draw:line draw:style-name="gr8" draw:text-style-name="P2" draw:layer="layout" svg:x1="1cm" svg:y1="13.211cm" svg:x2="16.869cm" svg:y2="13.211cm">
          <text:p/>
        </draw:line>
        <draw:line draw:style-name="gr8" draw:text-style-name="P2" draw:layer="layout" svg:x1="1cm" svg:y1="12.576cm" svg:x2="16.869cm" svg:y2="12.576cm">
          <text:p/>
        </draw:line>
        <draw:line draw:style-name="gr8" draw:text-style-name="P2" draw:layer="layout" svg:x1="1.007cm" svg:y1="11.941cm" svg:x2="16.876cm" svg:y2="11.941cm">
          <text:p/>
        </draw:line>
        <draw:line draw:style-name="gr8" draw:text-style-name="P2" draw:layer="layout" svg:x1="1cm" svg:y1="11.306cm" svg:x2="16.869cm" svg:y2="11.306cm">
          <text:p/>
        </draw:line>
        <draw:frame draw:style-name="gr11" draw:text-style-name="P7" draw:layer="layout" svg:width="3.175cm" svg:height="1.207cm" svg:x="4.81cm" svg:y="9.89cm">
          <draw:text-box>
            <text:p text:style-name="P7"><text:span text:style-name="T5">Description:</text:span></text:p>
          </draw:text-box>
        </draw:frame>
        <draw:line draw:style-name="gr10" draw:text-style-name="P2" draw:layer="layout" svg:x1="3.54cm" svg:y1="15.224cm" svg:x2="3.54cm" svg:y2="9.636cm">
          <text:p/>
        </draw:line>
        <draw:line draw:style-name="gr8" draw:text-style-name="P2" draw:layer="layout" svg:x1="1cm" svg:y1="15.224cm" svg:x2="16.869cm" svg:y2="15.224cm">
          <text:p/>
        </draw:line>
        <draw:frame draw:style-name="gr9" draw:text-style-name="P7" draw:layer="layout" svg:width="3.393cm" svg:height="0.729cm" svg:x="3.576cm" svg:y="9.923cm">
          <draw:text-box>
            <text:p text:style-name="P7"><text:span text:style-name="T5">Val:</text:span></text:p>
          </draw:text-box>
        </draw:frame>
        <draw:custom-shape draw:style-name="gr12" draw:text-style-name="P2" draw:layer="layout" svg:width="3.715cm" svg:height="5.588cm" svg:x="16.875cm" svg:y="10.652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6.875cm" svg:y1="10.652cm" svg:x2="16.875cm" svg:y2="9.636cm">
          <text:p/>
        </draw:line>
        <draw:frame draw:style-name="gr13" draw:text-style-name="P7" draw:layer="layout" svg:width="3.175cm" svg:height="1.08cm" svg:x="16.875cm" svg:y="9.826cm">
          <draw:text-box>
            <text:p text:style-name="P7"><text:span text:style-name="T5">Max HP:</text:span></text:p>
          </draw:text-box>
        </draw:frame>
        <draw:line draw:style-name="gr10" draw:text-style-name="P2" draw:layer="layout" svg:x1="20.59cm" svg:y1="10.652cm" svg:x2="20.59cm" svg:y2="9.636cm">
          <text:p/>
        </draw:line>
        <draw:line draw:style-name="gr10" draw:text-style-name="P2" draw:layer="layout" svg:x1="19.161cm" svg:y1="10.652cm" svg:x2="19.161cm" svg:y2="9.636cm">
          <text:p/>
        </draw:line>
        <draw:frame draw:style-name="gr13" draw:text-style-name="P7" draw:layer="layout" svg:width="3.175cm" svg:height="1.08cm" svg:x="16.875cm" svg:y="10.842cm">
          <draw:text-box>
            <text:p text:style-name="P7"><text:span text:style-name="T5">Current HP:</text:span></text:p>
          </draw:text-box>
        </draw:frame>
        <draw:custom-shape draw:style-name="gr14" draw:text-style-name="P2" draw:layer="layout" svg:width="19.59cm" svg:height="8.636cm" svg:x="1cm" svg:y="1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6.886cm" svg:height="0.619cm" svg:x="0.746cm" svg:y="26.924cm">
          <draw:text-box>
            <text:p><text:span text:style-name="T6">STAQS v0.0.1 – Sam Pagenkopf 2014-09-1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9T20:30:05.599788978</meta:creation-date>
    <dc:date>2014-09-19T22:33:14.768291601</dc:date>
    <meta:editing-duration>PT46M43S</meta:editing-duration>
    <meta:editing-cycles>3</meta:editing-cycles>
    <meta:generator>LibreOffice/4.3.1.2$Linux_X86_64 LibreOffice_project/430m0$Build-2</meta:generator>
    <meta:document-statistic meta:object-count="46"/>
  </office:meta>
</office:document-meta>
</file>